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420030121140401</text:p>
          </table:table-cell>
          <table:table-cell office:value-type="string" calcext:value-type="string">
            <text:p>2019-07-30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39704" calcext:value-type="float">
            <text:p>23.539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030121140401</text:p>
          </table:table-cell>
          <table:table-cell office:value-type="string" calcext:value-type="string">
            <text:p>2019-04-18 21:0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77576" calcext:value-type="float">
            <text:p>23.27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030121140401</text:p>
          </table:table-cell>
          <table:table-cell office:value-type="string" calcext:value-type="string">
            <text:p>2019-01-22 20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36656" calcext:value-type="float">
            <text:p>23.536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030121140401</text:p>
          </table:table-cell>
          <table:table-cell office:value-type="string" calcext:value-type="string">
            <text:p>2018-11-02 19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6772" calcext:value-type="float">
            <text:p>23.66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030121140401</text:p>
          </table:table-cell>
          <table:table-cell office:value-type="string" calcext:value-type="string">
            <text:p>2018-07-16 20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71352" calcext:value-type="float">
            <text:p>23.771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030121140401</text:p>
          </table:table-cell>
          <table:table-cell office:value-type="string" calcext:value-type="string">
            <text:p>2018-04-10 20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51896" calcext:value-type="float">
            <text:p>23.551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030121140401</text:p>
          </table:table-cell>
          <table:table-cell office:value-type="string" calcext:value-type="string">
            <text:p>2018-02-28 19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70768" calcext:value-type="float">
            <text:p>23.67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030121140401</text:p>
          </table:table-cell>
          <table:table-cell office:value-type="string" calcext:value-type="string">
            <text:p>2017-10-26 19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49432" calcext:value-type="float">
            <text:p>23.649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030121140401</text:p>
          </table:table-cell>
          <table:table-cell office:value-type="string" calcext:value-type="string">
            <text:p>2017-08-03 19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30432" calcext:value-type="float">
            <text:p>24.03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030121140401</text:p>
          </table:table-cell>
          <table:table-cell office:value-type="string" calcext:value-type="string">
            <text:p>2017-06-05 17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80952" calcext:value-type="float">
            <text:p>24.380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030121140401</text:p>
          </table:table-cell>
          <table:table-cell office:value-type="string" calcext:value-type="string">
            <text:p>2017-02-06 20:0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76152" calcext:value-type="float">
            <text:p>24.07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030121140401</text:p>
          </table:table-cell>
          <table:table-cell office:value-type="string" calcext:value-type="string">
            <text:p>2016-10-03 17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032" calcext:value-type="float">
            <text:p>25.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030121140401</text:p>
          </table:table-cell>
          <table:table-cell office:value-type="string" calcext:value-type="string">
            <text:p>2016-07-11 18:5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07672" calcext:value-type="float">
            <text:p>24.807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030121140401</text:p>
          </table:table-cell>
          <table:table-cell office:value-type="string" calcext:value-type="string">
            <text:p>2016-04-04 15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032" calcext:value-type="float">
            <text:p>25.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030121140401</text:p>
          </table:table-cell>
          <table:table-cell office:value-type="string" calcext:value-type="string">
            <text:p>2016-01-05 18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94968" calcext:value-type="float">
            <text:p>26.79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030121140401</text:p>
          </table:table-cell>
          <table:table-cell office:value-type="string" calcext:value-type="string">
            <text:p>2015-10-13 17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30904" calcext:value-type="float">
            <text:p>29.330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030121140401</text:p>
          </table:table-cell>
          <table:table-cell office:value-type="string" calcext:value-type="string">
            <text:p>2015-07-14 17:4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6728" calcext:value-type="float">
            <text:p>27.76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030121140401</text:p>
          </table:table-cell>
          <table:table-cell office:value-type="string" calcext:value-type="string">
            <text:p>2015-04-14 17:4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9172" calcext:value-type="float">
            <text:p>25.191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030121140401</text:p>
          </table:table-cell>
          <table:table-cell office:value-type="string" calcext:value-type="string">
            <text:p>2015-01-13 18:2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29336" calcext:value-type="float">
            <text:p>25.92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030121140401</text:p>
          </table:table-cell>
          <table:table-cell office:value-type="string" calcext:value-type="string">
            <text:p>2014-10-07 16:3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45944" calcext:value-type="float">
            <text:p>27.74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030121140401</text:p>
          </table:table-cell>
          <table:table-cell office:value-type="string" calcext:value-type="string">
            <text:p>2014-09-09 17:2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74744" calcext:value-type="float">
            <text:p>29.574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030121140401</text:p>
          </table:table-cell>
          <table:table-cell office:value-type="string" calcext:value-type="string">
            <text:p>2014-08-12 17:1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14624" calcext:value-type="float">
            <text:p>28.614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030121140401</text:p>
          </table:table-cell>
          <table:table-cell office:value-type="string" calcext:value-type="string">
            <text:p>2014-07-15 17:4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14168" calcext:value-type="float">
            <text:p>28.014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030121140401</text:p>
          </table:table-cell>
          <table:table-cell office:value-type="string" calcext:value-type="string">
            <text:p>2014-07-01 19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87448" calcext:value-type="float">
            <text:p>27.58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030121140401</text:p>
          </table:table-cell>
          <table:table-cell office:value-type="string" calcext:value-type="string">
            <text:p>2014-06-10 17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04696" calcext:value-type="float">
            <text:p>26.90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030121140401</text:p>
          </table:table-cell>
          <table:table-cell office:value-type="string" calcext:value-type="string">
            <text:p>2014-05-13 17:2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318" calcext:value-type="float">
            <text:p>25.83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030121140401</text:p>
          </table:table-cell>
          <table:table-cell office:value-type="string" calcext:value-type="string">
            <text:p>2014-04-08 19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57864" calcext:value-type="float">
            <text:p>24.05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030121140401</text:p>
          </table:table-cell>
          <table:table-cell office:value-type="string" calcext:value-type="string">
            <text:p>2014-01-07 17:1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41912" calcext:value-type="float">
            <text:p>24.441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030121140401</text:p>
          </table:table-cell>
          <table:table-cell office:value-type="string" calcext:value-type="string">
            <text:p>2013-10-15 16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86208" calcext:value-type="float">
            <text:p>25.286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030121140401</text:p>
          </table:table-cell>
          <table:table-cell office:value-type="string" calcext:value-type="string">
            <text:p>2013-08-13 17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5936" calcext:value-type="float">
            <text:p>25.35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030121140401</text:p>
          </table:table-cell>
          <table:table-cell office:value-type="string" calcext:value-type="string">
            <text:p>2013-07-09 15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98656" calcext:value-type="float">
            <text:p>24.298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030121140401</text:p>
          </table:table-cell>
          <table:table-cell office:value-type="string" calcext:value-type="string">
            <text:p>2013-04-23 16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81664" calcext:value-type="float">
            <text:p>23.98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030121140401</text:p>
          </table:table-cell>
          <table:table-cell office:value-type="string" calcext:value-type="string">
            <text:p>2013-01-08 19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45088" calcext:value-type="float">
            <text:p>23.94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030121140401</text:p>
          </table:table-cell>
          <table:table-cell office:value-type="string" calcext:value-type="string">
            <text:p>2012-10-02 17:1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58776" calcext:value-type="float">
            <text:p>25.258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030121140401</text:p>
          </table:table-cell>
          <table:table-cell office:value-type="string" calcext:value-type="string">
            <text:p>2012-07-17 17:3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0264" calcext:value-type="float">
            <text:p>24.210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030121140401</text:p>
          </table:table-cell>
          <table:table-cell office:value-type="string" calcext:value-type="string">
            <text:p>2012-04-24 17:3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458" calcext:value-type="float">
            <text:p>23.54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030121140401</text:p>
          </table:table-cell>
          <table:table-cell office:value-type="string" calcext:value-type="string">
            <text:p>2012-01-10 18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70768" calcext:value-type="float">
            <text:p>23.67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030121140401</text:p>
          </table:table-cell>
          <table:table-cell office:value-type="string" calcext:value-type="string">
            <text:p>2011-10-04 17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506" calcext:value-type="float">
            <text:p>23.85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030121140401</text:p>
          </table:table-cell>
          <table:table-cell office:value-type="string" calcext:value-type="string">
            <text:p>2011-07-06 17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40872" calcext:value-type="float">
            <text:p>23.74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030121140401</text:p>
          </table:table-cell>
          <table:table-cell office:value-type="string" calcext:value-type="string">
            <text:p>2011-04-06 17:3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09096" calcext:value-type="float">
            <text:p>24.00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030121140401</text:p>
          </table:table-cell>
          <table:table-cell office:value-type="string" calcext:value-type="string">
            <text:p>2011-01-11 21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20448" calcext:value-type="float">
            <text:p>24.920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030121140401</text:p>
          </table:table-cell>
          <table:table-cell office:value-type="string" calcext:value-type="string">
            <text:p>2010-12-07 18:2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22784" calcext:value-type="float">
            <text:p>25.322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030121140401</text:p>
          </table:table-cell>
          <table:table-cell office:value-type="string" calcext:value-type="string">
            <text:p>2010-10-12 17:2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01648" calcext:value-type="float">
            <text:p>26.90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030121140401</text:p>
          </table:table-cell>
          <table:table-cell office:value-type="string" calcext:value-type="string">
            <text:p>2010-09-15 18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3492" calcext:value-type="float">
            <text:p>27.93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030121140401</text:p>
          </table:table-cell>
          <table:table-cell office:value-type="string" calcext:value-type="string">
            <text:p>2010-08-18 16:5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2344" calcext:value-type="float">
            <text:p>27.52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030121140401</text:p>
          </table:table-cell>
          <table:table-cell office:value-type="string" calcext:value-type="string">
            <text:p>2010-07-20 17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93216" calcext:value-type="float">
            <text:p>26.493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030121140401</text:p>
          </table:table-cell>
          <table:table-cell office:value-type="string" calcext:value-type="string">
            <text:p>2010-06-02 16:4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42952" calcext:value-type="float">
            <text:p>25.142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030121140401</text:p>
          </table:table-cell>
          <table:table-cell office:value-type="string" calcext:value-type="string">
            <text:p>2010-04-20 17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7252" calcext:value-type="float">
            <text:p>23.97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030121140401</text:p>
          </table:table-cell>
          <table:table-cell office:value-type="string" calcext:value-type="string">
            <text:p>2010-03-17 22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06048" calcext:value-type="float">
            <text:p>24.00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030121140401</text:p>
          </table:table-cell>
          <table:table-cell office:value-type="string" calcext:value-type="string">
            <text:p>2010-02-26 19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81664" calcext:value-type="float">
            <text:p>23.98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030121140401</text:p>
          </table:table-cell>
          <table:table-cell office:value-type="string" calcext:value-type="string">
            <text:p>2010-01-12 18:2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26088" calcext:value-type="float">
            <text:p>24.326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030121140401</text:p>
          </table:table-cell>
          <table:table-cell office:value-type="string" calcext:value-type="string">
            <text:p>2009-10-06 17:0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15264" calcext:value-type="float">
            <text:p>26.115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030121140401</text:p>
          </table:table-cell>
          <table:table-cell office:value-type="string" calcext:value-type="string">
            <text:p>2009-07-29 17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33808" calcext:value-type="float">
            <text:p>25.133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030121140401</text:p>
          </table:table-cell>
          <table:table-cell office:value-type="string" calcext:value-type="string">
            <text:p>2009-04-22 18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53776" calcext:value-type="float">
            <text:p>23.35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030121140401</text:p>
          </table:table-cell>
          <table:table-cell office:value-type="string" calcext:value-type="string">
            <text:p>2009-01-13 18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78744" calcext:value-type="float">
            <text:p>23.478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030121140401</text:p>
          </table:table-cell>
          <table:table-cell office:value-type="string" calcext:value-type="string">
            <text:p>2008-10-08 16:4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63504" calcext:value-type="float">
            <text:p>23.463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030121140401</text:p>
          </table:table-cell>
          <table:table-cell office:value-type="string" calcext:value-type="string">
            <text:p>2008-07-15 16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45216" calcext:value-type="float">
            <text:p>23.445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030121140401</text:p>
          </table:table-cell>
          <table:table-cell office:value-type="string" calcext:value-type="string">
            <text:p>2008-04-15 17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37952" calcext:value-type="float">
            <text:p>23.23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030121140401</text:p>
          </table:table-cell>
          <table:table-cell office:value-type="string" calcext:value-type="string">
            <text:p>2008-01-08 18:3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20248" calcext:value-type="float">
            <text:p>23.320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030121140401</text:p>
          </table:table-cell>
          <table:table-cell office:value-type="string" calcext:value-type="string">
            <text:p>2007-10-17 19:2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66552" calcext:value-type="float">
            <text:p>23.466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030121140401</text:p>
          </table:table-cell>
          <table:table-cell office:value-type="string" calcext:value-type="string">
            <text:p>2007-07-10 17:1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458" calcext:value-type="float">
            <text:p>23.54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030121140401</text:p>
          </table:table-cell>
          <table:table-cell office:value-type="string" calcext:value-type="string">
            <text:p>2007-04-10 17:0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86136" calcext:value-type="float">
            <text:p>23.18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030121140401</text:p>
          </table:table-cell>
          <table:table-cell office:value-type="string" calcext:value-type="string">
            <text:p>2007-01-23 17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13568" calcext:value-type="float">
            <text:p>23.21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030121140401</text:p>
          </table:table-cell>
          <table:table-cell office:value-type="string" calcext:value-type="string">
            <text:p>2006-10-10 17:0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5624" calcext:value-type="float">
            <text:p>23.25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030121140401</text:p>
          </table:table-cell>
          <table:table-cell office:value-type="string" calcext:value-type="string">
            <text:p>2006-07-11 17:0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80624" calcext:value-type="float">
            <text:p>23.28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030121140401</text:p>
          </table:table-cell>
          <table:table-cell office:value-type="string" calcext:value-type="string">
            <text:p>2006-04-04 17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362" calcext:value-type="float">
            <text:p>22.93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030121140401</text:p>
          </table:table-cell>
          <table:table-cell office:value-type="string" calcext:value-type="string">
            <text:p>2006-01-10 21:1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11688" calcext:value-type="float">
            <text:p>23.411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030121140401</text:p>
          </table:table-cell>
          <table:table-cell office:value-type="string" calcext:value-type="string">
            <text:p>2005-10-11 17:2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64416" calcext:value-type="float">
            <text:p>24.664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030121140401</text:p>
          </table:table-cell>
          <table:table-cell office:value-type="string" calcext:value-type="string">
            <text:p>2005-07-06 1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60328" calcext:value-type="float">
            <text:p>23.96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030121140401</text:p>
          </table:table-cell>
          <table:table-cell office:value-type="string" calcext:value-type="string">
            <text:p>2005-04-12 16:5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172" calcext:value-type="float">
            <text:p>23.31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030121140401</text:p>
          </table:table-cell>
          <table:table-cell office:value-type="string" calcext:value-type="string">
            <text:p>2005-01-12 18:0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93984" calcext:value-type="float">
            <text:p>23.493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030121140401</text:p>
          </table:table-cell>
          <table:table-cell office:value-type="string" calcext:value-type="string">
            <text:p>2004-10-06 17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68888" calcext:value-type="float">
            <text:p>23.86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030121140401</text:p>
          </table:table-cell>
          <table:table-cell office:value-type="string" calcext:value-type="string">
            <text:p>2004-07-20 16:2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07928" calcext:value-type="float">
            <text:p>23.80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030121140401</text:p>
          </table:table-cell>
          <table:table-cell office:value-type="string" calcext:value-type="string">
            <text:p>2004-04-21 16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23296" calcext:value-type="float">
            <text:p>23.32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030121140401</text:p>
          </table:table-cell>
          <table:table-cell office:value-type="string" calcext:value-type="string">
            <text:p>2004-01-13 18:1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75696" calcext:value-type="float">
            <text:p>23.475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030121140401</text:p>
          </table:table-cell>
          <table:table-cell office:value-type="string" calcext:value-type="string">
            <text:p>2003-10-21 17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49304" calcext:value-type="float">
            <text:p>24.14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030121140401</text:p>
          </table:table-cell>
          <table:table-cell office:value-type="string" calcext:value-type="string">
            <text:p>2003-07-15 17:2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6772" calcext:value-type="float">
            <text:p>23.66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030121140401</text:p>
          </table:table-cell>
          <table:table-cell office:value-type="string" calcext:value-type="string">
            <text:p>2003-04-14 16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47096" calcext:value-type="float">
            <text:p>23.24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030121140401</text:p>
          </table:table-cell>
          <table:table-cell office:value-type="string" calcext:value-type="string">
            <text:p>2003-01-14 18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48264" calcext:value-type="float">
            <text:p>23.448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030121140401</text:p>
          </table:table-cell>
          <table:table-cell office:value-type="string" calcext:value-type="string">
            <text:p>2002-10-15 16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50016" calcext:value-type="float">
            <text:p>23.75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030121140401</text:p>
          </table:table-cell>
          <table:table-cell office:value-type="string" calcext:value-type="string">
            <text:p>2002-09-16 21:2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59744" calcext:value-type="float">
            <text:p>23.85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030121140401</text:p>
          </table:table-cell>
          <table:table-cell office:value-type="string" calcext:value-type="string">
            <text:p>2002-07-16 16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01832" calcext:value-type="float">
            <text:p>23.80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030121140401</text:p>
          </table:table-cell>
          <table:table-cell office:value-type="string" calcext:value-type="string">
            <text:p>2002-04-16 16:5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57992" calcext:value-type="float">
            <text:p>23.557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030121140401</text:p>
          </table:table-cell>
          <table:table-cell office:value-type="string" calcext:value-type="string">
            <text:p>2002-01-15 18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6396" calcext:value-type="float">
            <text:p>24.06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030121140401</text:p>
          </table:table-cell>
          <table:table-cell office:value-type="string" calcext:value-type="string">
            <text:p>2001-09-18 16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51256" calcext:value-type="float">
            <text:p>26.051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030121140401</text:p>
          </table:table-cell>
          <table:table-cell office:value-type="string" calcext:value-type="string">
            <text:p>2001-07-17 16:5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76936" calcext:value-type="float">
            <text:p>25.776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030121140401</text:p>
          </table:table-cell>
          <table:table-cell office:value-type="string" calcext:value-type="string">
            <text:p>2001-05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28552" calcext:value-type="float">
            <text:p>24.228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030121140401</text:p>
          </table:table-cell>
          <table:table-cell office:value-type="string" calcext:value-type="string">
            <text:p>2001-05-08 1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86464" calcext:value-type="float">
            <text:p>24.286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030121140401</text:p>
          </table:table-cell>
          <table:table-cell office:value-type="string" calcext:value-type="string">
            <text:p>2001-03-06 17:4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50144" calcext:value-type="float">
            <text:p>23.25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030121140401</text:p>
          </table:table-cell>
          <table:table-cell office:value-type="string" calcext:value-type="string">
            <text:p>2001-01-09 17:4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41" calcext:value-type="float">
            <text:p>23.24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030121140401</text:p>
          </table:table-cell>
          <table:table-cell office:value-type="string" calcext:value-type="string">
            <text:p>2000-11-14 18:0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57408" calcext:value-type="float">
            <text:p>23.457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030121140401</text:p>
          </table:table-cell>
          <table:table-cell office:value-type="string" calcext:value-type="string">
            <text:p>2000-09-14 18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0676" calcext:value-type="float">
            <text:p>23.60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030121140401</text:p>
          </table:table-cell>
          <table:table-cell office:value-type="string" calcext:value-type="string">
            <text:p>2000-06-27 16:4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3244" calcext:value-type="float">
            <text:p>23.33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030121140401</text:p>
          </table:table-cell>
          <table:table-cell office:value-type="string" calcext:value-type="string">
            <text:p>2000-05-09 16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36784" calcext:value-type="float">
            <text:p>23.03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030121140401</text:p>
          </table:table-cell>
          <table:table-cell office:value-type="string" calcext:value-type="string">
            <text:p>2000-03-08 18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08768" calcext:value-type="float">
            <text:p>22.90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030121140401</text:p>
          </table:table-cell>
          <table:table-cell office:value-type="string" calcext:value-type="string">
            <text:p>2000-01-11 17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09936" calcext:value-type="float">
            <text:p>23.10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030121140401</text:p>
          </table:table-cell>
          <table:table-cell office:value-type="string" calcext:value-type="string">
            <text:p>1999-10-26 01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934" calcext:value-type="float">
            <text:p>23.39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030121140401</text:p>
          </table:table-cell>
          <table:table-cell office:value-type="string" calcext:value-type="string">
            <text:p>1999-09-28 16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42752" calcext:value-type="float">
            <text:p>23.542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030121140401</text:p>
          </table:table-cell>
          <table:table-cell office:value-type="string" calcext:value-type="string">
            <text:p>1999-09-14 16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14152" calcext:value-type="float">
            <text:p>23.31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030121140401</text:p>
          </table:table-cell>
          <table:table-cell office:value-type="string" calcext:value-type="string">
            <text:p>1999-08-10 1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84256" calcext:value-type="float">
            <text:p>23.38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030121140401</text:p>
          </table:table-cell>
          <table:table-cell office:value-type="string" calcext:value-type="string">
            <text:p>1999-07-13 16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06888" calcext:value-type="float">
            <text:p>23.10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030121140401</text:p>
          </table:table-cell>
          <table:table-cell office:value-type="string" calcext:value-type="string">
            <text:p>1999-06-08 16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42296" calcext:value-type="float">
            <text:p>22.94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030121140401</text:p>
          </table:table-cell>
          <table:table-cell office:value-type="string" calcext:value-type="string">
            <text:p>1999-05-11 16:3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7712" calcext:value-type="float">
            <text:p>22.67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030121140401</text:p>
          </table:table-cell>
          <table:table-cell office:value-type="string" calcext:value-type="string">
            <text:p>1999-04-06 19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73488" calcext:value-type="float">
            <text:p>22.573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030121140401</text:p>
          </table:table-cell>
          <table:table-cell office:value-type="string" calcext:value-type="string">
            <text:p>1999-03-31 00:2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97288" calcext:value-type="float">
            <text:p>22.497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030121140401</text:p>
          </table:table-cell>
          <table:table-cell office:value-type="string" calcext:value-type="string">
            <text:p>1999-03-29 18:4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3996" calcext:value-type="float">
            <text:p>22.539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030121140401</text:p>
          </table:table-cell>
          <table:table-cell office:value-type="string" calcext:value-type="string">
            <text:p>1999-03-16 16:4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64344" calcext:value-type="float">
            <text:p>22.564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030121140401</text:p>
          </table:table-cell>
          <table:table-cell office:value-type="string" calcext:value-type="string">
            <text:p>1999-02-09 2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86264" calcext:value-type="float">
            <text:p>22.686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030121140401</text:p>
          </table:table-cell>
          <table:table-cell office:value-type="string" calcext:value-type="string">
            <text:p>1999-01-12 17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53904" calcext:value-type="float">
            <text:p>22.853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030121140401</text:p>
          </table:table-cell>
          <table:table-cell office:value-type="string" calcext:value-type="string">
            <text:p>1998-12-08 18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41712" calcext:value-type="float">
            <text:p>22.841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030121140401</text:p>
          </table:table-cell>
          <table:table-cell office:value-type="string" calcext:value-type="string">
            <text:p>1998-11-17 18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72192" calcext:value-type="float">
            <text:p>22.87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030121140401</text:p>
          </table:table-cell>
          <table:table-cell office:value-type="string" calcext:value-type="string">
            <text:p>1992-08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032" calcext:value-type="float">
            <text:p>25.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46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596" meta:object-count="0"/>
    <meta:user-defined meta:name="AppVersion">3.0</meta:user-defined>
  </office:meta>
</office:document-meta>
</file>